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weight-asian="normal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8pt" style:font-weight-asian="normal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cm" svg:height="1.6cm" svg:x="20.6cm" svg:y="16.5cm">
          <text:p text:style-name="P1"><text:span text:style-name="T1">Patterns to </text:span></text:p>
          <text:p text:style-name="P1"><text:span text:style-name="T1">Accoun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4" draw:id="id4" draw:layer="layout" svg:width="1.6cm" svg:height="2.7cm" svg:x="13.6cm" svg:y="15.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036cm" svg:height="0.92cm" draw:transform="rotate (-0.663225115757845) translate (10.566cm 12.6cm)">
          <text:p text:style-name="P1"><text:span text:style-name="T2">Store and m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2" draw:id="id2" draw:layer="layout" svg:width="2.9cm" svg:height="1.7cm" svg:x="7.8cm" svg:y="10.6cm">
          <text:p text:style-name="P1"><text:span text:style-name="T1">Expense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2.9cm" svg:height="0.7cm" svg:x="16.6cm" svg:y="16.9cm">
          <text:p text:style-name="P1"><text:span text:style-name="T3">extrac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921cm" svg:height="0.6cm" draw:transform="rotate (-1.91986217719376) translate (16.818cm 11.6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6" draw:id="id6" draw:layer="layout" svg:width="2.5cm" svg:height="1.3cm" svg:x="20.6cm" svg:y="12.5cm">
          <text:p text:style-name="P1"><text:span text:style-name="T1">Unmatched</text:span></text:p>
          <text:p text:style-name="P1"><text:span text:style-name="T1">Line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draw:line-skew="0.396cm" svg:x1="11.685cm" svg:y1="13.137cm" svg:x2="14.403cm" svg:y2="13.205cm" draw:end-shape="id1" draw:end-glue-point="3" svg:d="m11685 13137v-37h2718v105">
          <text:p text:style-name="P1"><text:span text:style-name="T4">pattern</text:span></text:p>
        </draw:connector>
        <draw:custom-shape draw:style-name="gr2" draw:text-style-name="P5" draw:layer="layout" svg:width="4.6cm" svg:height="0.9cm" svg:x="8.5cm" svg:y="16.9cm">
          <text:p text:style-name="P1"><text:span text:style-name="T5">inse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97cm" svg:height="0.7cm" draw:transform="rotate (0.366519142918809) translate (16.3cm 15.3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cm" svg:height="1.7cm" svg:x="15.8cm" svg:y="9.5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3cm" svg:height="0.7cm" svg:x="16.5cm" svg:y="17.5cm">
          <text:p text:style-name="P1"><text:span text:style-name="T3">Inser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9cm" svg:x="1.4cm" svg:y="1.6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cm" svg:height="0.8cm" svg:x="4cm" svg:y="4cm">
          <text:p text:style-name="P1"><text:span text:style-name="T1">account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8cm" svg:height="0.9cm" svg:x="1.4cm" svg:y="4.4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0.9cm" svg:x="1.4cm" svg:y="3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8cm" svg:y1="11.45cm" svg:x2="5.4cm" svg:y2="4.753cm" draw:start-shape="id2" draw:start-glue-point="5" draw:end-shape="id3" draw:end-glue-point="6" svg:d="m7800 11450h-2400v-6697">
          <text:p text:style-name="P1"><text:span text:style-name="T3">Remove ”,” in textfield/</text:span></text:p>
          <text:p text:style-name="P1"><text:span text:style-name="T3">Manually add pattern: $accountName</text:span></text:p>
          <text:p text:style-name="P1"><text:span text:style-name="T3">Add ”skip” to lines to skip</text:span></text:p>
        </draw:connector>
        <draw:connector draw:style-name="gr7" draw:text-style-name="P1" xml:id="id1" draw:id="id1" draw:layer="layout" svg:x1="14.4cm" svg:y1="15.6cm" svg:x2="14.403cm" svg:y2="13.205cm" draw:start-shape="id4" draw:start-glue-point="5" svg:d="m14400 15600v-1448h3v-947">
          <text:p/>
        </draw:connector>
        <draw:custom-shape draw:style-name="gr1" draw:text-style-name="P2" draw:layer="layout" svg:width="2.5cm" svg:height="1.6cm" svg:x="4.932cm" svg:y="16.538cm">
          <text:p text:style-name="P1"><text:span text:style-name="T1">AccountPl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svg:x1="21.85cm" svg:y1="16.5cm" svg:x2="21.85cm" svg:y2="13.8cm" draw:start-shape="id5" draw:start-glue-point="0" draw:end-shape="id6" draw:end-glue-point="2" svg:d="m21850 16500v-2700">
          <text:p text:style-name="P1"><text:span text:style-name="T4">Update</text:span></text:p>
        </draw:connector>
      </draw:page>
      <draw:page draw:name="page2" draw:style-name="dp1" draw:master-page-name="Default">
        <draw:custom-shape draw:style-name="gr2" draw:text-style-name="P6" draw:layer="layout" svg:width="3.1cm" svg:height="0.7cm" svg:x="5.5cm" svg:y="13.4cm">
          <text:p text:style-name="P6">userpers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3.1cm" svg:height="0.7cm" svg:x="10cm" svg:y="13.4cm">
          <text:p text:style-name="P6">accountpers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3.1cm" svg:height="0.7cm" svg:x="14cm" svg:y="13.4cm">
          <text:p text:style-name="P6">patternpers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3.1cm" svg:height="0.7cm" svg:x="17.8cm" svg:y="13.4cm">
          <text:p text:style-name="P6">linepers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3.1cm" svg:height="0.7cm" svg:x="2.9cm" svg:y="8.4cm">
          <text:p text:style-name="P6">readAccount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3.1cm" svg:height="0.7cm" svg:x="7.3cm" svg:y="8.4cm">
          <text:p text:style-name="P6">readPattern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3.1cm" svg:height="0.7cm" svg:x="11.7cm" svg:y="8.4cm">
          <text:p text:style-name="P6">DumpPattern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3.1cm" svg:height="0.7cm" svg:x="16.4cm" svg:y="8.4cm">
          <text:p text:style-name="P6">readLineFiles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8T14:16:45.383793053</meta:creation-date>
    <dc:date>2013-09-08T01:40:41</dc:date>
    <meta:editing-duration>PT3H58M7S</meta:editing-duration>
    <meta:editing-cycles>10</meta:editing-cycles>
    <meta:generator>LibreOffice/3.6$MacOSX_x86 LibreOffice_project/e29a214-2bbed72-0621de6-a97528c-8f066d</meta:generator>
    <meta:document-statistic meta:object-count="28"/>
  </office:meta>
</office:document-meta>
</file>